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0.7694in" style:rel-column-width="7281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d2a25" officeooo:paragraph-rsid="000d2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2">Don’t Prefer At Al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Highly Prefer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0:39:44.671000000</meta:creation-date>
    <dc:date>2016-05-03T20:43:01.669000000</dc:date>
    <meta:editing-duration>PT3M19S</meta:editing-duration>
    <meta:editing-cycles>1</meta:editing-cycles>
    <meta:document-statistic meta:table-count="1" meta:image-count="0" meta:object-count="0" meta:page-count="1" meta:paragraph-count="11" meta:word-count="15" meta:character-count="41" meta:non-whitespace-character-count="37"/>
    <meta:generator>LibreOffice/5.1.1.3$Windows_x86 LibreOffice_project/89f508ef3ecebd2cfb8e1def0f0ba9a803b88a6d</meta:generator>
  </office:meta>
</office:document-meta>
</file>